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ad" officeooo:paragraph-rsid="0019d4ad"/>
    </style:style>
    <style:style style:name="P2" style:family="paragraph" style:parent-style-name="Standard">
      <style:text-properties fo:font-size="18pt" officeooo:rsid="0019d4ad" officeooo:paragraph-rsid="0019d4ad" style:font-size-asian="18pt" style:font-size-complex="18pt"/>
    </style:style>
    <style:style style:name="P3" style:family="paragraph" style:parent-style-name="Standard">
      <style:text-properties officeooo:rsid="001b059d" officeooo:paragraph-rsid="001b059d"/>
    </style:style>
    <style:style style:name="P4" style:family="paragraph" style:parent-style-name="Standard">
      <style:text-properties officeooo:paragraph-rsid="001b059d"/>
    </style:style>
    <style:style style:name="P5" style:family="paragraph" style:parent-style-name="Standard">
      <style:text-properties fo:font-size="14pt" officeooo:rsid="001bce05" officeooo:paragraph-rsid="001bce05" fo:background-color="transparent" style:font-size-asian="14pt" style:font-size-complex="14pt"/>
    </style:style>
    <style:style style:name="P6" style:family="paragraph" style:parent-style-name="Standard">
      <style:text-properties officeooo:rsid="001bce05" officeooo:paragraph-rsid="001bce05"/>
    </style:style>
    <style:style style:name="P7" style:family="paragraph" style:parent-style-name="Standard">
      <style:text-properties officeooo:rsid="0020c23c" officeooo:paragraph-rsid="0020c23c"/>
    </style:style>
    <style:style style:name="P8" style:family="paragraph" style:parent-style-name="Standard">
      <style:text-properties officeooo:rsid="00215afa" officeooo:paragraph-rsid="00215afa"/>
    </style:style>
    <style:style style:name="P9" style:family="paragraph" style:parent-style-name="Standard">
      <style:text-properties officeooo:rsid="002359cd" officeooo:paragraph-rsid="002359cd"/>
    </style:style>
    <style:style style:name="P10" style:family="paragraph" style:parent-style-name="Standard">
      <style:text-properties officeooo:rsid="0024d004" officeooo:paragraph-rsid="0024d004"/>
    </style:style>
    <style:style style:name="P11" style:family="paragraph" style:parent-style-name="Standard" style:list-style-name="L1">
      <style:text-properties officeooo:rsid="0019d4ad" officeooo:paragraph-rsid="0019d4ad"/>
    </style:style>
    <style:style style:name="P12" style:family="paragraph" style:parent-style-name="Standard" style:list-style-name="L2">
      <style:text-properties officeooo:rsid="001b059d" officeooo:paragraph-rsid="001b059d"/>
    </style:style>
    <style:style style:name="P13" style:family="paragraph" style:parent-style-name="Standard" style:list-style-name="L2">
      <style:text-properties officeooo:rsid="001bce05" officeooo:paragraph-rsid="001b059d"/>
    </style:style>
    <style:style style:name="P14" style:family="paragraph" style:parent-style-name="Standard" style:list-style-name="L3">
      <style:text-properties officeooo:rsid="001c98b1" officeooo:paragraph-rsid="001c98b1"/>
    </style:style>
    <style:style style:name="P15" style:family="paragraph" style:parent-style-name="Standard" style:list-style-name="L3">
      <style:text-properties officeooo:rsid="001e8504" officeooo:paragraph-rsid="001e8504"/>
    </style:style>
    <style:style style:name="P16" style:family="paragraph" style:parent-style-name="Standard">
      <style:text-properties officeooo:rsid="0024d004" officeooo:paragraph-rsid="0024d004"/>
    </style:style>
    <style:style style:name="P17" style:family="paragraph" style:parent-style-name="Standard">
      <style:text-properties officeooo:rsid="0028d585" officeooo:paragraph-rsid="0024d004"/>
    </style:style>
    <style:style style:name="T1" style:family="text">
      <style:text-properties officeooo:rsid="001a7dc8"/>
    </style:style>
    <style:style style:name="T2" style:family="text">
      <style:text-properties officeooo:rsid="001bce05"/>
    </style:style>
    <style:style style:name="T3" style:family="text">
      <style:text-properties officeooo:rsid="002072f0"/>
    </style:style>
    <style:style style:name="T4" style:family="text">
      <style:text-properties officeooo:rsid="0024d0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Developer Course – teacher Jonas</text:p>
      <text:p text:style-name="P1"/>
      <text:p text:style-name="P5">Jan. 5, 2022</text:p>
      <text:p text:style-name="P1">Static or Dynamic web sites. </text:p>
      <text:list xml:id="list480696174" text:style-name="L1">
        <text:list-item>
          <text:p text:style-name="P11">Static web sites just receive the html, css, and javascript directly from the <text:span text:style-name="T1">web </text:span>server.</text:p>
        </text:list-item>
        <text:list-item>
          <text:p text:style-name="P11">Dynamic web sites are constantly changing, and pulling information using Python, etc. from the <text:span text:style-name="T1">web</text:span> server to show on your browser, specifically for you.</text:p>
        </text:list-item>
      </text:list>
      <text:p text:style-name="P1"/>
      <text:p text:style-name="P3">Jan. 6, 202<text:span text:style-name="T2">2</text:span></text:p>
      <text:p text:style-name="P3">Set up Visual Studio Code Editor</text:p>
      <text:list xml:id="list1876015330" text:style-name="L2">
        <text:list-item>
          <text:p text:style-name="P12"><text:span text:style-name="T2">I</text:span>nstall<text:span text:style-name="T2">ed</text:span> Prettier.</text:p>
        </text:list-item>
        <text:list-item>
          <text:p text:style-name="P13">Installed One Monokai Theme color editor.</text:p>
        </text:list-item>
      </text:list>
      <text:p text:style-name="P6">Made and ran html in both Firefox and Brave browsers.</text:p>
      <text:list xml:id="list3490646494" text:style-name="L3">
        <text:list-item>
          <text:p text:style-name="P14">Go to Explorer, or to the double page icon on left side of Visual Studio Code.</text:p>
        </text:list-item>
        <text:list-item>
          <text:p text:style-name="P14">Then click blue “Open Folder”, which opens up your computer’s file directory. </text:p>
        </text:list-item>
        <text:list-item>
          <text:p text:style-name="P14">Click where you want to save your new html files, and open it up.</text:p>
        </text:list-item>
        <text:list-item>
          <text:p text:style-name="P14">Click the file icon button with a “+” sign on the upper left side under the OK button.</text:p>
        </text:list-item>
        <text:list-item>
          <text:p text:style-name="P15">Type your “Folder Name” in the space provided and click the “Create” button.</text:p>
        </text:list-item>
        <text:list-item>
          <text:p text:style-name="P15">Press “Okay”.</text:p>
        </text:list-item>
        <text:list-item>
          <text:p text:style-name="P15">Now in Visual Studio Code, hover over the newly created name and click on the “New File” or the paper looking icon.</text:p>
        </text:list-item>
        <text:list-item>
          <text:p text:style-name="P15">Type “index.html” or whatever you need and press enter.</text:p>
        </text:list-item>
        <text:list-item>
          <text:p text:style-name="P15">Start coding and saving!</text:p>
        </text:list-item>
        <text:list-item>
          <text:p text:style-name="P15">To test your code, go to your index.html file in your computer <text:span text:style-name="T3">and double click it to active or run it. In my case, Firefox browser pops up and shows my code! </text:span></text:p>
        </text:list-item>
      </text:list>
      <text:p text:style-name="P4"/>
      <text:p text:style-name="P7">This is the basic HTML you need to show on a web browser.</text:p>
      <text:p text:style-name="P1">&lt;!DOCTYPE html&gt;</text:p>
      <text:p text:style-name="P1">&lt;html&gt;</text:p>
      <text:p text:style-name="P1"><text:s text:c="2"/>&lt;head&gt;</text:p>
      <text:p text:style-name="P1"><text:s text:c="4"/>&lt;title&gt;HTML Fundamentals&lt;/title&gt;</text:p>
      <text:p text:style-name="P1"><text:s text:c="2"/>&lt;/head&gt;</text:p>
      <text:p text:style-name="P1"><text:s text:c="2"/>&lt;body&gt;</text:p>
      <text:p text:style-name="P1"><text:s text:c="4"/>&lt;h1&gt;HTML Fundamentals&lt;/h1&gt;</text:p>
      <text:p text:style-name="P1"><text:s text:c="2"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January 7, 2022</text:p>
      <text:p text:style-name="P8">Text Elements – Section 2</text:p>
      <text:p text:style-name="P8">We learned about &lt;strong&gt; instead of &lt;b&gt; to bold text. And &lt;em&gt; emphasize instead of &lt;i&gt; to italicize text. Also, about headers &lt;h1&gt; to &lt;h6&gt; </text:p>
      <text:p text:style-name="P9">&lt;! - - to commit out something - - <text:span text:style-name="T4">&gt;</text:span></text:p>
      <text:p text:style-name="P9"/>
      <text:p text:style-name="P10">List Elements </text:p>
      <text:p text:style-name="P10">&lt;ol&gt; for ordered lists or numbered lists</text:p>
      <text:p text:style-name="P10"><text:tab/>&lt;li&gt;List Item&lt;/li&gt;</text:p>
      <text:p text:style-name="P10">&lt;/ol&gt; to close ordered list</text:p>
      <text:p text:style-name="P10"/>
      <text:p text:style-name="P10">&lt;ul&gt; for unordered lists, or bullet points</text:p>
      <text:p text:style-name="P10"><text:tab/>&lt;li&gt;List Item&lt;/li&gt; </text:p>
      <text:p text:style-name="P10">&lt;/ul&gt; to close unordered lists</text:p>
      <text:p text:style-name="P10"/>
      <text:p text:style-name="P1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2:14.702147549</meta:creation-date>
    <dc:date>2022-01-07T14:02:42.983529330</dc:date>
    <meta:editing-duration>PT1H19M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32" meta:character-count="1832" meta:non-whitespace-character-count="1529"/>
  </office:meta>
</office:document-meta>
</file>